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Standard">
      <style:text-properties style:text-underline-style="none" officeooo:rsid="001a2cdc" officeooo:paragraph-rsid="00199dbe"/>
    </style:style>
    <style:style style:name="P12" style:family="paragraph" style:parent-style-name="Standard">
      <style:text-properties officeooo:rsid="002433ec" officeooo:paragraph-rsid="002433ec"/>
    </style:style>
    <style:style style:name="P13" style:family="paragraph" style:parent-style-name="Standard">
      <style:text-properties officeooo:rsid="0025ff8c" officeooo:paragraph-rsid="0025ff8c"/>
    </style:style>
    <style:style style:name="P14" style:family="paragraph" style:parent-style-name="Standard">
      <style:text-properties officeooo:rsid="00290a82" officeooo:paragraph-rsid="00290a82"/>
    </style:style>
    <style:style style:name="P15" style:family="paragraph" style:parent-style-name="Standard">
      <style:text-properties officeooo:rsid="002a7d09" officeooo:paragraph-rsid="002a7d09"/>
    </style:style>
    <style:style style:name="P16" style:family="paragraph" style:parent-style-name="Standard">
      <style:text-properties officeooo:paragraph-rsid="002c5afc"/>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none"/>
    </style:style>
    <style:style style:name="T9" style:family="text">
      <style:text-properties style:text-underline-style="none" officeooo:rsid="001a2cdc"/>
    </style:style>
    <style:style style:name="T10" style:family="text">
      <style:text-properties officeooo:rsid="0021818f"/>
    </style:style>
    <style:style style:name="T11" style:family="text">
      <style:text-properties officeooo:rsid="0023188e"/>
    </style:style>
    <style:style style:name="T12" style:family="text">
      <style:text-properties officeooo:rsid="0026690b"/>
    </style:style>
    <style:style style:name="T13" style:family="text">
      <style:text-properties officeooo:rsid="002c5afc"/>
    </style:style>
    <style:style style:name="T14" style:family="text">
      <style:text-properties fo:color="#4ec9b0" loext:opacity="100%" style:font-name="Droid Sans Mono" fo:font-size="8.39999961853027pt" fo:font-weight="normal" fo:background-color="#1f1f1f" loext:char-shading-value="0"/>
    </style:style>
    <style:style style:name="T15" style:family="text">
      <style:text-properties officeooo:rsid="002e1c1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1231246831" text:style-name="L1">
        <text:list-item>
          <text:p text:style-name="P18">m is the length of the query sequence. </text:p>
        </text:list-item>
        <text:list-item>
          <text:p text:style-name="P18">n is the length of the database (i.e., the sum of all the lengths of all the sequences in the database). </text:p>
        </text:list-item>
        <text:list-item>
          <text:p text:style-name="P18">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17">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8"> </text:span><text:span text:style-name="T9">Transformamos la función del e-valor en una que recibe K y lambda como parámetros</text:span></text:p>
      <text:p text:style-name="P11"/>
      <text:p text:style-name="P9"><text:span text:style-name="T9">«Unexpected error occurred while getting the proteins from the fasta file: [Errno 2] No existe el archivo o el directorio: './proteins.fasta'</text:span><text:span text:style-name="T8">».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0">No ha habido </text:span><text:soft-page-break/><text:span text:style-name="T10">tiempo para diseñar una solución más sofisticada al problema de la cola de tareas </text:span><text:span text:style-name="T11">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12">Tras reducir las proteínas, le mandamos a Paco la muestra reducida para que las organice por similaridad y forme un árbol filogenético con información resumida sobre las proteínas obtenidas.</text:p>
      <text:p text:style-name="P12"/>
      <text:p text:style-name="P12">Ahora toca obtener las cadenas a la izquierda y la derecha de las proteínas aisladas. 30 kilobases a la izquierda y 30 kilobases(Kb) a la derecha. Las llamaremos "vecinas". Aprox 50 proteínas más por cada una que tengamos ya. Nos preguntamos con qué frecuencia una proteína es parecida a sus vecinas. Volvemos a preguntarnos qué proteínas se parecen a sus vecinas. Ordenamos las proetínas iniciales por parecido entre ellas. Se toman las vecinas y esas son las que se clusterizan, sin las originales. Los clusteres se encargan de guardar vecinas similares sin atender a las originales, y después se busca si algún conjunto de las originales se relacionan solo con un determinado cluster o conjunto de clusters que se parezcan entre ellos. La matriz de similaridad tiene todas las proteínas originales en las filas y las columnas son las proteínas vecinas asociadas a cada proteína original. Bajo unas determinadas condiciones obtenidas mediante ensayo y error, se obtiene una matriz de similaridad donde hay un punto en una celda de una columna de proteína vecina indica que cumple con las condiciones establecidas para considerarla parecida a su proteína original. Las líneas que se forman en una misma columna indican un grupo de vecinas relacionadas entre sí (debido a que las filas van dadas por la similaridad entre las proteínas originales entre sí).</text:p>
      <text:p text:style-name="P12"/>
      <text:p text:style-name="P13">Nos enfocamos en obtener las proteínas vecinas <text:span text:style-name="T12">a aquellas aisladas. La finalidad del experimento de ejemplo con GeneSys tiene unas aplicaciones tecnológicas claras.</text:span></text:p>
      <text:p text:style-name="P13"/>
      <text:p text:style-name="P14">Una vez hemos obtenido las proteínas reducidas, Paco se encarga de usar un programa experto para ordenarlas por similaridad y nos las devuelve en un archivo de tipo Newick. Nos centramos en implementar una nueva tarea que se encargue de leer ese archivo Newick y, partiendo de la ruta a las proteínas reducidas, genere un nuevo .fasta con las proteínas reducidas ordenadas según vienen dadas en el archivo Newick. El Newick solo contiene los códigos de las proteínas. El proceso que seguimos es: tomar la siguiente proteína en el Newick, buscar su cadena en el fasta. Añadirlo a un diccionario y finalmente pasar ese diccionario a un nuevo .fasta</text:p>
      <text:p text:style-name="P14"/>
      <text:p text:style-name="P15">Solo se trasladan al fichero de los utils de patric_protein_processing aquellas funciones que vayan a usarse en más de una tar<text:span text:style-name="T13">ea.</text:span></text:p>
      <text:p text:style-name="P15"/>
      <text:p text:style-name="P16"><text:span text:style-name="T13">No tiene sentido que en </text:span><text:span text:style-name="T14">FromOrederdNewickToFasta</text:span><text:span text:style-name="T13"> se tome el pathname_to_reduced_proteins de la tarea anterior, que reduce la muestra de proteínas, porque el fichero .newick que se nos pide </text:span><text:span text:style-name="T15">leer para reescribir las proteínas ordenadas es creado por un experto a partir de las proteínas reducidas de la tarea anterior, lo que implica que no puede iniciarse una tarea inmediatamente después de la otra y, en consecuencia, no tiene sentido programarlo para que el campo de la ruta a reduced_proteins se rellene automáticamente en caso de que se pongan las dos tareas una tras otra en un mismo flujo de trabaj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7-15T20:29:59.726595813</dc:date>
    <meta:editing-duration>PT2H4M3S</meta:editing-duration>
    <meta:editing-cycles>16</meta:editing-cycles>
    <meta:generator>LibreOffice/7.3.7.2$Linux_X86_64 LibreOffice_project/30$Build-2</meta:generator>
    <meta:document-statistic meta:table-count="0" meta:image-count="0" meta:object-count="0" meta:page-count="2" meta:paragraph-count="26" meta:word-count="1023" meta:character-count="6179" meta:non-whitespace-character-count="5182"/>
  </office:meta>
</office:document-meta>
</file>